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0fa632" officeooo:paragraph-rsid="005e6af6"/>
    </style:style>
    <style:style style:name="P5" style:family="paragraph" style:parent-style-name="Standard">
      <style:text-properties officeooo:rsid="00115401" officeooo:paragraph-rsid="00115401"/>
    </style:style>
    <style:style style:name="P6" style:family="paragraph" style:parent-style-name="Standard">
      <style:text-properties officeooo:rsid="00115401" officeooo:paragraph-rsid="002f6c20"/>
    </style:style>
    <style:style style:name="P7" style:family="paragraph" style:parent-style-name="Standard">
      <style:text-properties officeooo:rsid="00115401" officeooo:paragraph-rsid="005c9ef7"/>
    </style:style>
    <style:style style:name="P8" style:family="paragraph" style:parent-style-name="Standard">
      <style:text-properties officeooo:rsid="00115401" officeooo:paragraph-rsid="005e6af6"/>
    </style:style>
    <style:style style:name="P9" style:family="paragraph" style:parent-style-name="Standard">
      <style:text-properties officeooo:rsid="00167f34" officeooo:paragraph-rsid="00167f34"/>
    </style:style>
    <style:style style:name="P10" style:family="paragraph" style:parent-style-name="Standard">
      <style:text-properties officeooo:rsid="001a38b7" officeooo:paragraph-rsid="001a38b7"/>
    </style:style>
    <style:style style:name="P11" style:family="paragraph" style:parent-style-name="Standard">
      <style:text-properties officeooo:rsid="001a38b7" officeooo:paragraph-rsid="005e6af6"/>
    </style:style>
    <style:style style:name="P12" style:family="paragraph" style:parent-style-name="Standard">
      <style:text-properties officeooo:rsid="00395026" officeooo:paragraph-rsid="0060fbbf"/>
    </style:style>
    <style:style style:name="P13" style:family="paragraph" style:parent-style-name="Standard">
      <style:text-properties officeooo:rsid="00395026" officeooo:paragraph-rsid="00623ee7"/>
    </style:style>
    <style:style style:name="P14" style:family="paragraph" style:parent-style-name="Standard">
      <style:text-properties officeooo:rsid="003a7cad" officeooo:paragraph-rsid="005e6af6"/>
    </style:style>
    <style:style style:name="P15" style:family="paragraph" style:parent-style-name="Standard">
      <style:text-properties officeooo:rsid="003a7cad" officeooo:paragraph-rsid="0060fbbf"/>
    </style:style>
    <style:style style:name="P16" style:family="paragraph" style:parent-style-name="Standard">
      <style:text-properties officeooo:rsid="004263bc" officeooo:paragraph-rsid="004263bc"/>
    </style:style>
    <style:style style:name="P17" style:family="paragraph" style:parent-style-name="Standard">
      <style:text-properties officeooo:rsid="0029a062" officeooo:paragraph-rsid="005e6af6"/>
    </style:style>
    <style:style style:name="P18" style:family="paragraph" style:parent-style-name="Standard">
      <style:text-properties officeooo:rsid="0053bc76" officeooo:paragraph-rsid="0060fbbf"/>
    </style:style>
    <style:style style:name="P19" style:family="paragraph" style:parent-style-name="Standard">
      <style:text-properties officeooo:rsid="000d14e5" officeooo:paragraph-rsid="000d14e5"/>
    </style:style>
    <style:style style:name="P20" style:family="paragraph" style:parent-style-name="Standard">
      <style:text-properties officeooo:rsid="000fa632" officeooo:paragraph-rsid="000fa632"/>
    </style:style>
    <style:style style:name="P21" style:family="paragraph" style:parent-style-name="Standard">
      <style:text-properties officeooo:rsid="000fa632" officeooo:paragraph-rsid="00681766"/>
    </style:style>
    <style:style style:name="P22" style:family="paragraph" style:parent-style-name="Standard">
      <style:text-properties officeooo:rsid="00666f6d" officeooo:paragraph-rsid="00666f6d"/>
    </style:style>
    <style:style style:name="P23" style:family="paragraph" style:parent-style-name="Standard">
      <style:text-properties officeooo:rsid="003a7cad" officeooo:paragraph-rsid="003a7cad"/>
    </style:style>
    <style:style style:name="P24" style:family="paragraph" style:parent-style-name="Standard">
      <style:text-properties officeooo:rsid="00395026" officeooo:paragraph-rsid="00395026"/>
    </style:style>
    <style:style style:name="P25" style:family="paragraph" style:parent-style-name="Standard">
      <style:text-properties officeooo:rsid="00115401" officeooo:paragraph-rsid="00756d38"/>
    </style:style>
    <style:style style:name="P26" style:family="paragraph" style:parent-style-name="Standard">
      <style:text-properties officeooo:rsid="00115401" officeooo:paragraph-rsid="00771a95"/>
    </style:style>
    <style:style style:name="P27" style:family="paragraph" style:parent-style-name="Standard">
      <style:text-properties officeooo:rsid="00115401" officeooo:paragraph-rsid="007871ee"/>
    </style:style>
    <style:style style:name="P28" style:family="paragraph" style:parent-style-name="Standard">
      <style:text-properties officeooo:rsid="00115401" officeooo:paragraph-rsid="00115401"/>
    </style:style>
    <style:style style:name="P29" style:family="paragraph" style:parent-style-name="Standard">
      <style:text-properties officeooo:rsid="00115401" officeooo:paragraph-rsid="007d5676"/>
    </style:style>
    <style:style style:name="P30" style:family="paragraph" style:parent-style-name="Standard">
      <style:text-properties officeooo:rsid="00115401" officeooo:paragraph-rsid="007ef918"/>
    </style:style>
    <style:style style:name="P31" style:family="paragraph" style:parent-style-name="Standard">
      <style:text-properties officeooo:rsid="00115401" officeooo:paragraph-rsid="0080897b"/>
    </style:style>
    <style:style style:name="P32" style:family="paragraph" style:parent-style-name="Standard">
      <style:text-properties officeooo:rsid="007d5676" officeooo:paragraph-rsid="007d5676"/>
    </style:style>
    <style:style style:name="P33" style:family="paragraph" style:parent-style-name="Standard">
      <style:text-properties officeooo:rsid="007f7da5" officeooo:paragraph-rsid="007f7da5"/>
    </style:style>
    <style:style style:name="T1" style:family="text">
      <style:text-properties officeooo:rsid="000d14e5"/>
    </style:style>
    <style:style style:name="T2" style:family="text">
      <style:text-properties officeooo:rsid="001276bd"/>
    </style:style>
    <style:style style:name="T3" style:family="text">
      <style:text-properties officeooo:rsid="0025678c"/>
    </style:style>
    <style:style style:name="T4" style:family="text">
      <style:text-properties officeooo:rsid="00275737"/>
    </style:style>
    <style:style style:name="T5" style:family="text">
      <style:text-properties officeooo:rsid="002f6c20"/>
    </style:style>
    <style:style style:name="T6" style:family="text">
      <style:text-properties officeooo:rsid="00334438"/>
    </style:style>
    <style:style style:name="T7" style:family="text">
      <style:text-properties officeooo:rsid="00355693"/>
    </style:style>
    <style:style style:name="T8" style:family="text">
      <style:text-properties officeooo:rsid="0036c077"/>
    </style:style>
    <style:style style:name="T9" style:family="text">
      <style:text-properties officeooo:rsid="00387f75"/>
    </style:style>
    <style:style style:name="T10" style:family="text">
      <style:text-properties officeooo:rsid="003bed3a"/>
    </style:style>
    <style:style style:name="T11" style:family="text">
      <style:text-properties officeooo:rsid="003df40b"/>
    </style:style>
    <style:style style:name="T12" style:family="text">
      <style:text-properties officeooo:rsid="003f6631"/>
    </style:style>
    <style:style style:name="T13" style:family="text">
      <style:text-properties officeooo:rsid="0049e981"/>
    </style:style>
    <style:style style:name="T14" style:family="text">
      <style:text-properties officeooo:rsid="004cf970"/>
    </style:style>
    <style:style style:name="T15" style:family="text">
      <style:text-properties officeooo:rsid="004e8190"/>
    </style:style>
    <style:style style:name="T16" style:family="text">
      <style:text-properties officeooo:rsid="005235dd"/>
    </style:style>
    <style:style style:name="T17" style:family="text">
      <style:text-properties officeooo:rsid="0053aa52"/>
    </style:style>
    <style:style style:name="T18" style:family="text">
      <style:text-properties officeooo:rsid="0055797f"/>
    </style:style>
    <style:style style:name="T19" style:family="text">
      <style:text-properties officeooo:rsid="005651d4"/>
    </style:style>
    <style:style style:name="T20" style:family="text">
      <style:text-properties officeooo:rsid="00576e72"/>
    </style:style>
    <style:style style:name="T21" style:family="text">
      <style:text-properties officeooo:rsid="00589924"/>
    </style:style>
    <style:style style:name="T22" style:family="text">
      <style:text-properties officeooo:rsid="00598d0d"/>
    </style:style>
    <style:style style:name="T23" style:family="text">
      <style:text-properties officeooo:rsid="005b167e"/>
    </style:style>
    <style:style style:name="T24" style:family="text">
      <style:text-properties officeooo:rsid="005e3c5f"/>
    </style:style>
    <style:style style:name="T25" style:family="text">
      <style:text-properties officeooo:rsid="005f4b5f"/>
    </style:style>
    <style:style style:name="T26" style:family="text">
      <style:text-properties officeooo:rsid="0060fbbf"/>
    </style:style>
    <style:style style:name="T27" style:family="text">
      <style:text-properties officeooo:rsid="0063672b"/>
    </style:style>
    <style:style style:name="T28" style:family="text">
      <style:text-properties officeooo:rsid="00666f6d"/>
    </style:style>
    <style:style style:name="T29" style:family="text">
      <style:text-properties officeooo:rsid="0068f19f"/>
    </style:style>
    <style:style style:name="T30" style:family="text">
      <style:text-properties officeooo:rsid="00695cef"/>
    </style:style>
    <style:style style:name="T31" style:family="text">
      <style:text-properties officeooo:rsid="006ada28"/>
    </style:style>
    <style:style style:name="T32" style:family="text">
      <style:text-properties officeooo:rsid="006baf46"/>
    </style:style>
    <style:style style:name="T33" style:family="text">
      <style:text-properties officeooo:rsid="006ed9c4"/>
    </style:style>
    <style:style style:name="T34" style:family="text">
      <style:text-properties officeooo:rsid="00721b5b"/>
    </style:style>
    <style:style style:name="T35" style:family="text">
      <style:text-properties officeooo:rsid="00771a95"/>
    </style:style>
    <style:style style:name="T36" style:family="text">
      <style:text-properties officeooo:rsid="007d06d7"/>
    </style:style>
    <style:style style:name="T37" style:family="text">
      <style:text-properties officeooo:rsid="007d5676"/>
    </style:style>
    <style:style style:name="T38" style:family="text">
      <style:text-properties officeooo:rsid="007ef918"/>
    </style:style>
    <style:style style:name="T39" style:family="text">
      <style:text-properties officeooo:rsid="0080897b"/>
    </style:style>
    <style:style style:name="T40" style:family="text">
      <style:text-properties officeooo:rsid="008177c9"/>
    </style:style>
    <style:style style:name="T41" style:family="text">
      <style:text-properties officeooo:rsid="008346ac"/>
    </style:style>
    <style:style style:name="T42" style:family="text">
      <style:text-properties officeooo:rsid="00840529"/>
    </style:style>
    <style:style style:name="T43" style:family="text">
      <style:text-properties officeooo:rsid="00854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6">1</text:span><text:span text:style-name="T43">3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22">troca_valores</text:p>
      <text:p text:style-name="P3">Duas variáveis (A e B) possuem valores distintos (A :=5 e B :=10),</text:p>
      <text:p text:style-name="P3">Crie um algoritmo que armazene esses dois valores nessas duas variáveis,</text:p>
      <text:p text:style-name="P3">e efetue a troca dos valores de forma que a variável A passe a possuir o</text:p>
      <text:p text:style-name="P3">valor da variável B e que a variável B passe a possuir o valor da variável A.</text:p>
      <text:p text:style-name="P3">Por fim, apresentar os valores trocado</text:p>
      <text:p text:style-name="P3"/>
      <text:p text:style-name="P21">Algoritmo <text:span text:style-name="T28">troca_valores</text:span>;</text:p>
      <text:p text:style-name="P10"/>
      <text:p text:style-name="P10">var <text:span text:style-name="T29">a,b,c</text:span><text:span text:style-name="T15"> de </text:span><text:span text:style-name="T42">inteiro</text:span><text:span text:style-name="T8">;</text:span></text:p>
      <text:p text:style-name="P5"/>
      <text:p text:style-name="P5"><text:span text:style-name="T2">I</text:span>nicio</text:p>
      <text:p text:style-name="P6"><text:s text:c="9"/><text:span text:style-name="T30">a</text:span><text:span text:style-name="T9"> ← </text:span><text:span text:style-name="T16">10</text:span><text:span text:style-name="T9">;</text:span></text:p>
      <text:p text:style-name="P24"><text:s text:c="9"/><text:span text:style-name="T30">b</text:span> <text:s/>← <text:span text:style-name="T17">5</text:span>;</text:p>
      <text:p text:style-name="P25"><text:s text:c="9"/><text:span text:style-name="T5">mostrar ”</text:span><text:span text:style-name="T34">O valor da</text:span><text:span text:style-name="T22"> </text:span><text:span text:style-name="T33">variavel</text:span><text:span text:style-name="T22"> </text:span><text:span text:style-name="T33">A é</text:span><text:span text:style-name="T22"> </text:span><text:span text:style-name="T10"><text:s/></text:span><text:span text:style-name="T5">”</text:span><text:span text:style-name="T10">+</text:span><text:span text:style-name="T33">a</text:span><text:span text:style-name="T5">;</text:span></text:p>
      <text:p text:style-name="P26"><text:span text:style-name="T5"><text:s text:c="9"/>mostrar ”</text:span><text:span text:style-name="T34">O valor da</text:span><text:span text:style-name="T22"> </text:span><text:span text:style-name="T33">variavel</text:span><text:span text:style-name="T22"> </text:span><text:span text:style-name="T35">B</text:span><text:span text:style-name="T33"> é</text:span><text:span text:style-name="T22"> </text:span><text:span text:style-name="T10"><text:s/></text:span><text:span text:style-name="T5">”</text:span><text:span text:style-name="T10">+</text:span><text:span text:style-name="T35">b</text:span><text:span text:style-name="T5">;</text:span></text:p>
      <text:p text:style-name="P23"><text:s text:c="9"/><text:span text:style-name="T31">c ← </text:span><text:span text:style-name="T32">a;</text:span></text:p>
      <text:p text:style-name="P23"><text:s text:c="9"/><text:span text:style-name="T32">a ← b;</text:span></text:p>
      <text:p text:style-name="P23"><text:s text:c="9"/><text:span text:style-name="T32">b ← c;</text:span></text:p>
      <text:p text:style-name="P23"/>
      <text:p text:style-name="P27"><text:s text:c="9"/><text:span text:style-name="T5">mostrar ”</text:span><text:span text:style-name="T34">O valor </text:span><text:span text:style-name="T39">trocado </text:span><text:span text:style-name="T34">da</text:span><text:span text:style-name="T22"> </text:span><text:span text:style-name="T33">variavel</text:span><text:span text:style-name="T22"> </text:span><text:span text:style-name="T33">A é</text:span><text:span text:style-name="T22"> </text:span><text:span text:style-name="T10"><text:s/></text:span><text:span text:style-name="T5">”</text:span><text:span text:style-name="T10">+</text:span><text:span text:style-name="T33">a</text:span><text:span text:style-name="T5">;</text:span></text:p>
      <text:p text:style-name="P27"><text:span text:style-name="T5"><text:s text:c="9"/>mostrar ”</text:span><text:span text:style-name="T34">O valor </text:span><text:span text:style-name="T39">trocado </text:span><text:span text:style-name="T34">da</text:span><text:span text:style-name="T22"> </text:span><text:span text:style-name="T33">variavel</text:span><text:span text:style-name="T22"> </text:span><text:span text:style-name="T35">B</text:span><text:span text:style-name="T33"> é</text:span><text:span text:style-name="T22"> </text:span><text:span text:style-name="T10"><text:s/></text:span><text:span text:style-name="T5">”</text:span><text:span text:style-name="T10">+</text:span><text:span text:style-name="T35">b</text:span><text:span text:style-name="T5">;</text:span></text:p>
      <text:p text:style-name="P5"><text:span text:style-name="T2">F</text:span>im.</text:p>
      <text:p text:style-name="P5"/>
      <text:p text:style-name="P5"/>
      <text:p text:style-name="P5"/>
      <text:p text:style-name="P9">Teste de Mesa</text:p>
      <text:p text:style-name="P9"><text:span text:style-name="T36">a</text:span><text:span text:style-name="T3"> = </text:span>5</text:p>
      <text:p text:style-name="P9"><text:span text:style-name="T36">b</text:span><text:span text:style-name="T3"> = </text:span><text:span text:style-name="T37">10</text:span></text:p>
      <text:p text:style-name="P32">c = 0</text:p>
      <text:p text:style-name="P29"><text:span text:style-name="T34">O valor da</text:span><text:span text:style-name="T22"> </text:span><text:span text:style-name="T33">variavel</text:span><text:span text:style-name="T22"> </text:span><text:span text:style-name="T33">A é</text:span><text:span text:style-name="T22"> </text:span><text:span text:style-name="T37">5</text:span></text:p>
      <text:p text:style-name="P30"><text:span text:style-name="T34">O valor da</text:span><text:span text:style-name="T22"> </text:span><text:span text:style-name="T33">variavel</text:span><text:span text:style-name="T22"> </text:span><text:span text:style-name="T38">B</text:span><text:span text:style-name="T33"> é</text:span><text:span text:style-name="T22"> </text:span><text:span text:style-name="T38">10</text:span></text:p>
      <text:p text:style-name="P29"/>
      <text:p text:style-name="P33">c = 5</text:p>
      <text:p text:style-name="P33">a = 10</text:p>
      <text:p text:style-name="P33">b = 5</text:p>
      <text:p text:style-name="P31"><text:span text:style-name="T34">O valor </text:span><text:span text:style-name="T40">trocado </text:span><text:span text:style-name="T34">da</text:span><text:span text:style-name="T22"> </text:span><text:span text:style-name="T33">variavel</text:span><text:span text:style-name="T22"> </text:span><text:span text:style-name="T33">A é</text:span><text:span text:style-name="T22"> </text:span><text:span text:style-name="T41">10</text:span></text:p>
      <text:p text:style-name="P31"><text:span text:style-name="T34">O valor </text:span><text:span text:style-name="T40">trocado </text:span><text:span text:style-name="T34">da</text:span><text:span text:style-name="T22"> </text:span><text:span text:style-name="T33">variavel</text:span><text:span text:style-name="T22"> </text:span><text:span text:style-name="T38">B</text:span><text:span text:style-name="T33"> é</text:span><text:span text:style-name="T22"> </text:span><text:span text:style-name="T41">5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03:25:07.230968636</dc:date>
    <meta:editing-duration>PT17H16M50S</meta:editing-duration>
    <meta:editing-cycles>9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87" meta:character-count="986" meta:non-whitespace-character-count="746"/>
  </office:meta>
</office:document-meta>
</file>